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20pt" style:font-size-asian="20pt"/>
    </style:style>
  </office:automatic-styles>
  <office:body>
    <office:text text:use-soft-page-breaks="true">
      <text:p text:style-name="P1"><text:span text:style-name="T2">Hello {d.firstname} {d.lastname} 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N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lter Corrales</meta:initial-creator>
    <dc:creator>Walter Corrales</dc:creator>
    <meta:creation-date>2019-09-05T20:21:00Z</meta:creation-date>
    <dc:date>2019-09-05T20:23:00Z</dc:date>
    <meta:template xlink:href="Normal.dotm" xlink:type="simple"/>
    <meta:editing-cycles>3</meta:editing-cycles>
    <meta:editing-duration>PT120S</meta:editing-duration>
    <meta:document-statistic meta:page-count="1" meta:paragraph-count="1" meta:word-count="5" meta:character-count="34" meta:row-count="1" meta:non-whitespace-character-count="30"/>
  </office:meta>
</office:document-meta>
</file>